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font-name="sans-serif" fo:font-size="6pt" fo:language="en" fo:country="US" style:font-size-asian="6pt" style:font-name-complex="Arial" style:font-size-complex="6pt"/>
    </style:style>
    <style:style style:name="T7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6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7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1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5"> <text:s/></text:span></text:span><text:span text:style-name="T71">i</text:span><text:span text:style-name="T73">ndividual dose equivalent:<text:tab/><text:tab/><text:tab/><text:tab/></text:span><text:span text:style-name="T72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5"> <text:s/></text:span></text:span><text:span text:style-name="T71">i</text:span><text:span text:style-name="T73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74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0"><text:span text:style-name="T77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7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7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7"/>
      <text:p text:style-name="P4"><text:span text:style-name="T44">Operating conditions:</text:span><text:line-break/><text:span text:style-name="T78"><text:tab/>-</text:span><text:span text:style-name="Знак_20_примечания"><text:span text:style-name="T76"> <text:s/>a</text:span></text:span><text:span text:style-name="T78">ir temperature<text:tab/><text:tab/><text:tab/><text:tab/><text:tab/><text:tab/>+$temp °C<text:line-break/><text:tab/>- </text:span><text:span text:style-name="Знак_20_примечания"><text:span text:style-name="T76"><text:s/>r</text:span></text:span><text:span text:style-name="T78">elative humidity<text:tab/><text:tab/><text:tab/><text:tab/><text:tab/>$vlag %<text:line-break/><text:tab/>-</text:span><text:span text:style-name="Знак_20_примечания"><text:span text:style-name="T76"> <text:s/>g</text:span></text:span><text:span text:style-name="T78">amma radiation background<text:tab/><text:tab/><text:tab/><text:tab/>$bground <text:s/></text:span><text:span text:style-name="T81">nSv/h</text:span></text:p>
      <text:p text:style-name="P51"/>
      <text:p text:style-name="P52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80">-</text:span></text:span><text:span text:style-name="Знак_20_примечания"><text:span text:style-name="T79"> $eng_facility_110; 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/1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/1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8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</text:span><text:span text:style-name="T35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6">±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9:18.82</dc:date>
    <meta:editing-duration>P3DT15H42M36S</meta:editing-duration>
    <meta:editing-cycles>457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299"/>
  </office:meta>
</office:document-meta>
</file>